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Table_20_Contents">
      <style:text-properties officeooo:rsid="00064b9a" officeooo:paragraph-rsid="00064b9a"/>
    </style:style>
    <style:style style:name="P2" style:family="paragraph" style:parent-style-name="Table_20_Contents">
      <style:text-properties officeooo:rsid="00064b9a" officeooo:paragraph-rsid="0008398e"/>
    </style:style>
    <style:style style:name="P3" style:family="paragraph" style:parent-style-name="Table_20_Contents">
      <style:text-properties officeooo:rsid="00064b9a" officeooo:paragraph-rsid="0009c45d"/>
    </style:style>
    <style:style style:name="P4" style:family="paragraph" style:parent-style-name="Text_20_body">
      <style:text-properties officeooo:rsid="00069c9e" officeooo:paragraph-rsid="00069c9e"/>
    </style:style>
    <style:style style:name="P5" style:family="paragraph" style:parent-style-name="Text_20_body">
      <style:text-properties fo:font-weight="bold" officeooo:rsid="00069c9e" officeooo:paragraph-rsid="00069c9e" fo:background-color="transparent" style:font-weight-asian="bold" style:font-weight-complex="bold"/>
    </style:style>
    <style:style style:name="P6" style:family="paragraph" style:parent-style-name="Text_20_body">
      <style:text-properties officeooo:rsid="000a7e4c" officeooo:paragraph-rsid="000a7e4c"/>
    </style:style>
    <style:style style:name="P7" style:family="paragraph" style:parent-style-name="Table_20_Contents">
      <style:text-properties officeooo:rsid="00064b9a" officeooo:paragraph-rsid="0009c45d"/>
    </style:style>
    <style:style style:name="P8" style:family="paragraph" style:parent-style-name="Table_20_Contents">
      <style:text-properties officeooo:rsid="00064b9a" officeooo:paragraph-rsid="000edf55"/>
    </style:style>
    <style:style style:name="T1" style:family="text">
      <style:text-properties officeooo:rsid="00064b9a"/>
    </style:style>
    <style:style style:name="T2" style:family="text">
      <style:text-properties fo:background-color="#ffff00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cf7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tab/><text:span text:style-name="T2">EQUIPO ALPHA</text:span></text:p>
      <text:p text:style-name="P4">Día 7 de Noviembre del 2024</text:p>
      <text:p text:style-name="P4"/>
      <text:p text:style-name="P5">ASIGNACIÓN DE TAREAS</text:p>
      <text:p text:style-name="P4"><text:span text:style-name="T3">Samuel García</text:span> : SCRUM MASTER</text:p>
      <text:p text:style-name="P4"><text:span text:style-name="T3">Raúl Astorga </text:span>: <text:span text:style-name="T1">SELLOS GOTS</text:span></text:p>
      <text:p text:style-name="P4"><text:span text:style-name="T3">Ángel Montiel</text:span> : S<text:span text:style-name="T1">ELLOS AITEX</text:span></text:p>
      <text:p text:style-name="P4"><text:span text:style-name="T3">Paula López</text:span> : SELLOS BLUESIG</text:p>
      <text:p text:style-name="P4"><text:span text:style-name="T3">Rafael Rosado</text:span>: <text:span text:style-name="T1">TEXTILE EXCHANGE</text:span></text:p>
      <text:p text:style-name="P4"><text:span text:style-name="T3">Saray Reyes</text:span>: <text:span text:style-name="T1">INVEST INDICE</text:span></text:p>
      <text:p text:style-name="P4"/>
      <text:p text:style-name="P6">REUNIIONES DIARIAS:</text:p>
      <text:p text:style-name="P6">7 NOVIEMBRE : TODOS ASISTEN</text:p>
      <text:p text:style-name="P6">8 NOVIEMBRE; NO , FALTA SCRUM MASTER</text:p>
      <text:p text:style-name="P6">9 NOVIEMBRE: TODOS ASISTEN</text:p>
      <text:p text:style-name="P6">10 NOVIEMBRE: TODOS ASISTEN</text:p>
      <text:p text:style-name="P6">1<text:span text:style-name="T4">1</text:span> NOVIEMBRE: TODOS ASISTE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1">TO DO</text:p>
          </table:table-cell>
          <table:table-cell table:style-name="Tabla1.A1" office:value-type="string">
            <text:p text:style-name="P1">IN PROGRESS</text:p>
          </table:table-cell>
          <table:table-cell table:style-name="Tabla1.A1" office:value-type="string">
            <text:p text:style-name="P1">REVIEW</text:p>
          </table:table-cell>
          <table:table-cell table:style-name="Tabla1.D1" office:value-type="string">
            <text:p text:style-name="P1">DONE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8">SELLOS GOTS</text:p>
          </table:table-cell>
        </table:table-row>
        <table:table-row table:style-name="Tabla1.3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8">SELLOS AITEX</text:p>
          </table:table-cell>
        </table:table-row>
        <table:table-row table:style-name="Tabla1.4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SELLOS BLUESIG</text:p>
          </table:table-cell>
        </table:table-row>
        <text:soft-page-break/>
        <table:table-row table:style-name="Tabla1.5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INVEST INDICE</text:p>
          </table:table-cell>
          <table:table-cell table:style-name="Tabla1.D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8">TEXTILE EXCHAN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2:29:39.704680036</meta:creation-date>
    <dc:date>2024-11-12T18:53:47.600955155</dc:date>
    <meta:editing-duration>PT21M33S</meta:editing-duration>
    <meta:editing-cycles>7</meta:editing-cycles>
    <meta:generator>LibreOffice/24.2.5.2$Linux_X86_64 LibreOffice_project/420$Build-2</meta:generator>
    <meta:document-statistic meta:table-count="1" meta:image-count="0" meta:object-count="0" meta:page-count="2" meta:paragraph-count="24" meta:word-count="81" meta:character-count="486" meta:non-whitespace-character-count="423"/>
  </office:meta>
</office:document-meta>
</file>